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5cm" style:rel-column-width="17349*"/>
    </style:style>
    <style:style style:name="Table2.B" style:family="table-column">
      <style:table-column-properties style:column-width="12.499cm" style:rel-column-width="4818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32cm" style:rel-column-width="16315*"/>
    </style:style>
    <style:style style:name="Table1.B" style:family="table-column">
      <style:table-column-properties style:column-width="4.392cm" style:rel-column-width="16934*"/>
    </style:style>
    <style:style style:name="Table1.C" style:family="table-column">
      <style:table-column-properties style:column-width="8.375cm" style:rel-column-width="3228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89cm" style:rel-column-width="901*"/>
    </style:style>
    <style:style style:name="Table3.B" style:family="table-column">
      <style:table-column-properties style:column-width="15.406cm" style:rel-column-width="8734*"/>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1" style:family="table-column">
      <style:table-column-properties style:column-width="5.844cm" style:rel-column-width="3313*"/>
    </style:style>
    <style:style style:name="Table3.B2.2" style:family="table-column">
      <style:table-column-properties style:column-width="3.866cm" style:rel-column-width="2192*"/>
    </style:style>
    <style:style style:name="Table3.B2.3" style:family="table-column">
      <style:table-column-properties style:column-width="5.696cm" style:rel-column-width="3229*"/>
    </style:style>
    <style:style style:name="Table3.B2.3.1"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Heading_20_1">
      <style:paragraph-properties fo:break-before="pag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eta-3</text:p>
      <text:p text:style-name="P1"/>
      <text:p text:style-name="P1">Developers Notebook<text:line-break/><text:line-break/></text:p>
      <text:p text:style-name="P2">J. Hamm 6/12/2007</text:p>
      <text:p text:style-name="Standard"/>
      <text:p text:style-name="Standard"/>
      <text:p text:style-name="Standard"/>
      <text:h text:style-name="P3" text:outline-level="1">Why a New Code-Base?</text:h>
      <text:p text:style-name="Standard"/>
      <text:p text:style-name="Standard">The exisiting FDTD codes were working very stable but as the code was getting older and the original contributors have left the group, no serious development has been taken place in a while. In addition, people had developed various versions of the original code, which tried to fix some of the shortcomings, such as a 2D version, a complex version, a version with HDF5 output, and more recently a parallel version. None of these can be considered a serious development effort as the changes were not integrated back into a main trunk.</text:p>
      <text:p text:style-name="Standard"/>
      <text:p text:style-name="Standard">The original code (written by S. Scholz) was centred around the electromagnetic FDTD algorithm with PMLs as boundary conditions. This part has been carefully designed, but the code was not modular enough to flexibly integrate and configure sources and materials with the core algorithm. </text:p>
      <text:p text:style-name="Standard"/>
      <text:p text:style-name="Standard">The new code will not only allow to integrate any kind of material equations over given spatial regions, but also allow to conditionally compile the code as parallel code, and with a complex fields engine. Non-uniform grids, different output formats and a tensorial epsilon are planned.</text:p>
      <text:p text:style-name="Standard"/>
      <text:p text:style-name="Standard">Last but not least, the old codes never had a proper preprocessor which allowed to set up new geometries quick. Instead people had to write their own code to set up an epsilon geometry and compile it into the code. Examples are the Opal code, the Micro-disk code or the crossed wave-guide version.</text:p>
      <text:p text:style-name="Standard"><text:s/></text:p>
      <text:p text:style-name="Standard">On the positive site, a wealth of research has been done on various structures and materials with the help of FDTD codes developed in the group. Now it is time to take what we have got and go back to the drawing board!</text:p>
      <text:p text:style-name="Standard"/>
      <text:h text:style-name="Heading_20_1" text:outline-level="1"><text:s/>Why a New Name?</text:h>
      <text:p text:style-name="Text_20_body"/>
      <text:p text:style-name="Text_20_body">The new code base is a complete redesign but leaves the old core algorithm and the newer working MPI communication untouched. As a focus shift from pure FDTD to meta-materials and structure will take place, the code project will be named meta-3 and not fdtd3d or max3d any more. </text:p>
      <text:p text:style-name="Text_20_body"/>
      <text:p text:style-name="Text_20_body"/>
      <text:h text:style-name="P3" text:outline-level="1">The Meta-3 Code Structure</text:h>
      <text:p text:style-name="Text_20_body"/>
      <text:p text:style-name="Text_20_body">The meta-3 code consists of a preprocessor, an engine and a post-processor. </text:p>
      <text:p text:style-name="Text_20_body">The engine is written in Fortran-90 and uses the MPI library. In addition it uses the C and the M4 preprocessor to allow for conditional compilation and more flexible macro language constructs.</text:p>
      <text:p text:style-name="Text_20_body">The preprocessor is a configuration file parser written in the Perl scripting language and a object geometry processor written in C++.</text:p>
      <text:p text:style-name="Text_20_body">The post-processor is a collection of scripts, mainly to process and stitch together the generated output files if the engine is running in parallel.</text:p>
      <text:p text:style-name="Text_20_body">All the tools required should be available on standard Linux or Unix platforms. A simple Makefile is provided to build the code with various compilers.</text:p>
      <text:p text:style-name="Text_20_body"/>
      <text:h text:style-name="Heading_20_1" text:outline-level="1">The Engine Source Files</text:h>
      <text:p text:style-name="Text_20_body"/>
      <text:p text:style-name="Text_20_body">The engine source consists of all the .f90 and .F90 files, where the latter are pre-processed with the C preprocessor. In addition there are a couple of .m4 files which contain M4 macro definitions which will be applied to every .f90 or .F90 file before compilation. The .f90 and .F90 files each contain a Fortran-90 module definition of the same name. mat.f90 for example defines the mat-module which can be used by other modules using the “use mat” statement. </text:p>
      <text:p text:style-name="Text_20_body"/>
      <text:p text:style-name="Text_20_body">Modules are classified according to the role they play inside the engine:</text:p>
      <table:table table:name="Table2" table:style-name="Table2">
        <table:table-column table:style-name="Table2.A"/>
        <table:table-column table:style-name="Table2.B"/>
        <table:table-row>
          <table:table-cell table:style-name="Table2.A1" office:value-type="string">
            <text:p text:style-name="Table_20_Contents">Module classification</text:p>
          </table:table-cell>
          <table:table-cell table:style-name="Table2.B1" office:value-type="string">
            <text:p text:style-name="Table_20_Contents">Description</text:p>
          </table:table-cell>
        </table:table-row>
        <table:table-row>
          <table:table-cell table:style-name="Table2.A2" office:value-type="string">
            <text:p text:style-name="Table_20_Contents">program</text:p>
          </table:table-cell>
          <table:table-cell table:style-name="Table2.B2" office:value-type="string">
            <text:p text:style-name="Table_20_Contents">The one and only main program.</text:p>
          </table:table-cell>
        </table:table-row>
        <table:table-row>
          <table:table-cell table:style-name="Table2.A2" office:value-type="string">
            <text:p text:style-name="Table_20_Contents">auxiliary </text:p>
          </table:table-cell>
          <table:table-cell table:style-name="Table2.B2" office:value-type="string">
            <text:p text:style-name="Table_20_Contents">Some generic support functions or generic data, e.g. constants</text:p>
          </table:table-cell>
        </table:table-row>
        <table:table-row>
          <table:table-cell table:style-name="Table2.A2" office:value-type="string">
            <text:p text:style-name="Table_20_Contents">list</text:p>
          </table:table-cell>
          <table:table-cell table:style-name="Table2.B2" office:value-type="string">
            <text:p text:style-name="Table_20_Contents">A managed list of objects, such as output description, region definitions etc. Allows to mimic sort of object oriented functionality. </text:p>
          </table:table-cell>
        </table:table-row>
        <table:table-row>
          <table:table-cell table:style-name="Table2.A2" office:value-type="string">
            <text:p text:style-name="Table_20_Contents">main</text:p>
          </table:table-cell>
          <table:table-cell table:style-name="Table2.B2" office:value-type="string">
            <text:p text:style-name="Table_20_Contents">Main modules which are referenced in the meta3 program and provide some core algorithms or functionality called inside the time loop.</text:p>
          </table:table-cell>
        </table:table-row>
        <table:table-row>
          <table:table-cell table:style-name="Table2.A2" office:value-type="string">
            <text:p text:style-name="Table_20_Contents">hook</text:p>
          </table:table-cell>
          <table:table-cell table:style-name="Table2.B2" office:value-type="string">
            <text:p text:style-name="Table_20_Contents">A hook module is similar to a main module but hooks up </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ext_20_body"/>
      <text:p text:style-name="Text_20_body"/>
      <text:p text:style-name="Text_20_body"/>
      <text:p text:style-name="Text_20_body">The following table gives the classification and an description of each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Module name</text:p>
          </table:table-cell>
          <table:table-cell table:style-name="Table1.A1" office:value-type="string">
            <text:p text:style-name="Table_20_Contents">Classification</text:p>
          </table:table-cell>
          <table:table-cell table:style-name="Table1.C1" office:value-type="string">
            <text:p text:style-name="Table_20_Contents">Description</text:p>
          </table:table-cell>
        </table:table-row>
        <table:table-row>
          <table:table-cell table:style-name="Table1.A2" office:value-type="string">
            <text:p text:style-name="Table_20_Contents">meta3</text:p>
          </table:table-cell>
          <table:table-cell table:style-name="Table1.A2" office:value-type="string">
            <text:p text:style-name="Table_20_Contents">program</text:p>
          </table:table-cell>
          <table:table-cell table:style-name="Table1.C2" office:value-type="string">
            <text:p text:style-name="Table_20_Contents">The main engine program which ties in the main modules, performs initialization, runs the time-loop, and finalizes the main modules. All MPI communication is handled in this file if compiled with -DMPI. Additionally MPE logging can be activated if -DMPE_LOG is set at compilation time.</text:p>
          </table:table-cell>
        </table:table-row>
        <table:table-row>
          <table:table-cell table:style-name="Table1.A2" office:value-type="string">
            <text:p text:style-name="Table_20_Contents">strings</text:p>
          </table:table-cell>
          <table:table-cell table:style-name="Table1.A2" office:value-type="string">
            <text:p text:style-name="Table_20_Contents">auxiliary</text:p>
          </table:table-cell>
          <table:table-cell table:style-name="Table1.C2" office:value-type="string">
            <text:p text:style-name="Table_20_Contents">Basic string handling as used by all modules.</text:p>
          </table:table-cell>
        </table:table-row>
        <table:table-row>
          <table:table-cell table:style-name="Table1.A2" office:value-type="string">
            <text:p text:style-name="Table_20_Contents">constant</text:p>
          </table:table-cell>
          <table:table-cell table:style-name="Table1.A2" office:value-type="string">
            <text:p text:style-name="Table_20_Contents">auxiliary</text:p>
          </table:table-cell>
          <table:table-cell table:style-name="Table1.C2" office:value-type="string">
            <text:p text:style-name="Table_20_Contents">Some constants used by all modules</text:p>
          </table:table-cell>
        </table:table-row>
        <table:table-row>
          <table:table-cell table:style-name="Table1.A2" office:value-type="string">
            <text:p text:style-name="Table_20_Contents">mpiworld</text:p>
          </table:table-cell>
          <table:table-cell table:style-name="Table1.A2" office:value-type="string">
            <text:p text:style-name="Table_20_Contents">auxiliary</text:p>
          </table:table-cell>
          <table:table-cell table:style-name="Table1.C2" office:value-type="string">
            <text:p text:style-name="Table_20_Contents">The MPI initialization and finalization. Also exports MPI rank and number of processes.</text:p>
          </table:table-cell>
        </table:table-row>
        <table:table-row>
          <table:table-cell table:style-name="Table1.A2" office:value-type="string">
            <text:p text:style-name="Table_20_Contents">reglist</text:p>
          </table:table-cell>
          <table:table-cell table:style-name="Table1.A2" office:value-type="string">
            <text:p text:style-name="Table_20_Contents">list</text:p>
          </table:table-cell>
          <table:table-cell table:style-name="Table1.C2" office:value-type="string">
            <text:p text:style-name="Table_20_Contents">Manages a list of region objects, which are used to mark box regions or point-lists on the grid.</text:p>
          </table:table-cell>
        </table:table-row>
        <table:table-row>
          <table:table-cell table:style-name="Table1.A2" office:value-type="string">
            <text:p text:style-name="Table_20_Contents">buflist</text:p>
          </table:table-cell>
          <table:table-cell table:style-name="Table1.A2" office:value-type="string">
            <text:p text:style-name="Table_20_Contents">list</text:p>
          </table:table-cell>
          <table:table-cell table:style-name="Table1.C2" office:value-type="string">
            <text:p text:style-name="Table_20_Contents">Manages a list of buffer objects, which are used to buffer field values over certain regions, e.g. for output.</text:p>
          </table:table-cell>
        </table:table-row>
        <table:table-row>
          <table:table-cell table:style-name="Table1.A2" office:value-type="string">
            <text:p text:style-name="Table_20_Contents">outlist</text:p>
          </table:table-cell>
          <table:table-cell table:style-name="Table1.A2" office:value-type="string">
            <text:p text:style-name="Table_20_Contents">list</text:p>
          </table:table-cell>
          <table:table-cell table:style-name="Table1.C2" office:value-type="string">
            <text:p text:style-name="Table_20_Contents">Manages a list of output objects, which encapsulate all information relevant to generate output from the fields.</text:p>
          </table:table-cell>
        </table:table-row>
        <table:table-row>
          <table:table-cell table:style-name="Table1.A2" office:value-type="string">
            <text:p text:style-name="Table_20_Contents">list</text:p>
          </table:table-cell>
          <table:table-cell table:style-name="Table1.A2" office:value-type="string">
            <text:p text:style-name="Table_20_Contents">main</text:p>
          </table:table-cell>
          <table:table-cell table:style-name="Table1.C2" office:value-type="string">
            <text:p text:style-name="Table_20_Contents">Glues the initialization and finalization of all the list modules together.</text:p>
          </table:table-cell>
        </table:table-row>
        <table:table-row>
          <table:table-cell table:style-name="Table1.A2" office:value-type="string">
            <text:p text:style-name="Table_20_Contents">grid</text:p>
          </table:table-cell>
          <table:table-cell table:style-name="Table1.A2" office:value-type="string">
            <text:p text:style-name="Table_20_Contents">main</text:p>
          </table:table-cell>
          <table:table-cell table:style-name="Table1.C2" office:value-type="string">
            <text:p text:style-name="Table_20_Contents">The grid which defines the discretised space on which all fields are calculated. </text:p>
          </table:table-cell>
        </table:table-row>
        <table:table-row>
          <table:table-cell table:style-name="Table1.A2" office:value-type="string">
            <text:p text:style-name="Table_20_Contents">fdtd</text:p>
          </table:table-cell>
          <table:table-cell table:style-name="Table1.A2" office:value-type="string">
            <text:p text:style-name="Table_20_Contents">main</text:p>
          </table:table-cell>
          <table:table-cell table:style-name="Table1.C2" office:value-type="string">
            <text:p text:style-name="Table_20_Contents">The electromagnetic fields and the FDTD core algorithm.</text:p>
          </table:table-cell>
        </table:table-row>
        <table:table-row>
          <table:table-cell table:style-name="Table1.A2" office:value-type="string">
            <text:p text:style-name="Table_20_Contents">pec</text:p>
          </table:table-cell>
          <table:table-cell table:style-name="Table1.A2" office:value-type="string">
            <text:p text:style-name="Table_20_Contents">main</text:p>
          </table:table-cell>
          <table:table-cell table:style-name="Table1.C2" office:value-type="string">
            <text:p text:style-name="Table_20_Contents">Metallic boundary conditions.</text:p>
          </table:table-cell>
        </table:table-row>
        <table:table-row>
          <table:table-cell table:style-name="Table1.A2" office:value-type="string">
            <text:p text:style-name="Table_20_Contents">pml</text:p>
          </table:table-cell>
          <table:table-cell table:style-name="Table1.A2" office:value-type="string">
            <text:p text:style-name="Table_20_Contents">main</text:p>
          </table:table-cell>
          <table:table-cell table:style-name="Table1.C2" office:value-type="string">
            <text:p text:style-name="Table_20_Contents">PML boundary conditions.</text:p>
          </table:table-cell>
        </table:table-row>
        <table:table-row>
          <table:table-cell table:style-name="Table1.A2" office:value-type="string">
            <text:p text:style-name="Table_20_Contents">mat</text:p>
          </table:table-cell>
          <table:table-cell table:style-name="Table1.A2" office:value-type="string">
            <text:p text:style-name="Table_20_Contents">main-hook</text:p>
          </table:table-cell>
          <table:table-cell table:style-name="Table1.C2" office:value-type="string">
            <text:p text:style-name="Table_20_Contents">Integrates all material equation and source modules in order to provide interface functions to be called by the main program. <text:s/>All material-modules must be integrated here.</text:p>
          </table:table-cell>
        </table:table-row>
        <table:table-row>
          <table:table-cell table:style-name="Table1.A2" office:value-type="string">
            <text:p text:style-name="Table_20_Contents">out</text:p>
          </table:table-cell>
          <table:table-cell table:style-name="Table1.A2" office:value-type="string">
            <text:p text:style-name="Table_20_Contents">main-hook</text:p>
          </table:table-cell>
          <table:table-cell table:style-name="Table1.C2" office:value-type="string">
            <text:p text:style-name="Table_20_Contents">Integrates all output modules in order to provide interface functions to be called by the “meta3” program. <text:s/>All output-formats must be integrated here.</text:p>
          </table:table-cell>
        </table:table-row>
        <table:table-row>
          <table:table-cell table:style-name="Table1.A2" office:value-type="string">
            <text:p text:style-name="Table_20_Contents">outXXX </text:p>
            <text:p text:style-name="Table_20_Contents">(.e.g. outgpl) </text:p>
          </table:table-cell>
          <table:table-cell table:style-name="Table1.A2" office:value-type="string">
            <text:p text:style-name="Table_20_Contents">output-hook</text:p>
          </table:table-cell>
          <table:table-cell table:style-name="Table1.C2" office:value-type="string">
            <text:p text:style-name="Table_20_Contents">Defines a specific output format as hooked up in “out”. <text:s/>All output-modules must be integrated here. </text:p>
          </table:table-cell>
        </table:table-row>
        <table:table-row>
          <table:table-cell table:style-name="Table1.A2" office:value-type="string">
            <text:p text:style-name="Table_20_Contents">matYYY<text:line-break/>(e.g. matsource)</text:p>
          </table:table-cell>
          <table:table-cell table:style-name="Table1.A2" office:value-type="string">
            <text:p text:style-name="Table_20_Contents">material-module</text:p>
          </table:table-cell>
          <table:table-cell table:style-name="Table1.C2" office:value-type="string">
            <text:p text:style-name="Table_20_Contents">A specific material module as hooked up in “mat”.</text:p>
          </table:table-cell>
        </table:table-row>
        <table:table-row>
          <table:table-cell table:style-name="Table1.A2" office:value-type="string">
            <text:p text:style-name="Table_20_Contents">fdtd_outXXX</text:p>
          </table:table-cell>
          <table:table-cell table:style-name="Table1.A2" office:value-type="string">
            <text:p text:style-name="Table_20_Contents">output-module</text:p>
          </table:table-cell>
          <table:table-cell table:style-name="Table1.C2" office:value-type="string">
            <text:p text:style-name="Table_20_Contents">Provide output functionality for the fdtd module.</text:p>
          </table:table-cell>
        </table:table-row>
        <table:table-row>
          <table:table-cell table:style-name="Table1.A2" office:value-type="string">
            <text:p text:style-name="Table_20_Contents">matYYY_outXXX</text:p>
            <text:p text:style-name="Table_20_Contents">(e.g. matsource_outgpl)</text:p>
          </table:table-cell>
          <table:table-cell table:style-name="Table1.A2" office:value-type="string">
            <text:p text:style-name="Table_20_Contents">material-output-module</text:p>
          </table:table-cell>
          <table:table-cell table:style-name="Table1.C2" office:value-type="string">
            <text:p text:style-name="Table_20_Contents">Provide output functionality for the matYYY module.</text:p>
          </table:table-cell>
        </table:table-row>
      </table:table>
      <text:p text:style-name="Text_20_body"/>
      <text:h text:style-name="Heading_20_1" text:outline-level="1">The Engine Module Structure</text:h>
      <text:p text:style-name="Text_20_body"/>
      <text:p text:style-name="Text_20_body">Each module sets a private character string “modname” which contains its name. </text:p>
      <text:h text:style-name="Heading_20_1" text:outline-level="1">The Engine Input Files</text:h>
      <text:p text:style-name="Text_20_body"/>
      <text:p text:style-name="Text_20_body">Some of the main modules consume specific input files to initialize their data structures. All engine input files are name *.in:</text:p>
      <table:table table:name="Table4" table:style-name="Table4">
        <table:table-column table:style-name="Table4.A" table:number-columns-repeated="2"/>
        <table:table-row>
          <table:table-cell table:style-name="Table4.A1" office:value-type="string">
            <text:p text:style-name="Table_20_Contents">Module </text:p>
          </table:table-cell>
          <table:table-cell table:style-name="Table4.B1" office:value-type="string">
            <text:p text:style-name="Table_20_Contents">Reads and parses ...</text:p>
          </table:table-cell>
        </table:table-row>
        <table:table-row>
          <table:table-cell table:style-name="Table4.A2" office:value-type="string">
            <text:p text:style-name="Table_20_Contents">grid</text:p>
          </table:table-cell>
          <table:table-cell table:style-name="Table4.B2" office:value-type="string">
            <text:p text:style-name="Table_20_Contents">grid.in / grid.&lt;n&gt;.in</text:p>
          </table:table-cell>
        </table:table-row>
        <table:table-row>
          <table:table-cell table:style-name="Table4.A2" office:value-type="string">
            <text:p text:style-name="Table_20_Contents">fdtd</text:p>
          </table:table-cell>
          <table:table-cell table:style-name="Table4.B2" office:value-type="string">
            <text:p text:style-name="Table_20_Contents">fdtd.in, epsilon.in / epsilon.&lt;n&gt;.in</text:p>
          </table:table-cell>
        </table:table-row>
        <table:table-row>
          <table:table-cell table:style-name="Table4.A2" office:value-type="string">
            <text:p text:style-name="Table_20_Contents">mat</text:p>
          </table:table-cell>
          <table:table-cell table:style-name="Table4.B2" office:value-type="string">
            <text:p text:style-name="Table_20_Contents">mat.in</text:p>
          </table:table-cell>
        </table:table-row>
        <table:table-row>
          <table:table-cell table:style-name="Table4.A2" office:value-type="string">
            <text:p text:style-name="Table_20_Contents">pml</text:p>
          </table:table-cell>
          <table:table-cell table:style-name="Table4.B2" office:value-type="string">
            <text:p text:style-name="Table_20_Contents">pml.in / pml.&lt;n&gt;.in</text:p>
          </table:table-cell>
        </table:table-row>
      </table:table>
      <text:p text:style-name="Text_20_body"/>
      <text:p text:style-name="Text_20_body">The input format is a simple organised list of data which is grouped by tags of the form</text:p>
      <text:p text:style-name="Text_20_body">(SECTION</text:p>
      <text:p text:style-name="Text_20_body"><text:s/>.... some data ...</text:p>
      <text:p text:style-name="Text_20_body">)</text:p>
      <text:p text:style-name="Text_20_body">How the data is organised is determined by the module which parses the section, e.g. Reglist would be able to consume the following section which contains a pointlist of three points and a box:</text:p>
      <text:p text:style-name="Text_20_body">(REG</text:p>
      <text:p text:style-name="Text_20_body">(POINT</text:p>
      <text:p text:style-name="Text_20_body">100 100 100</text:p>
      <text:p text:style-name="Text_20_body">101 101 101</text:p>
      <text:p text:style-name="Text_20_body">102 102 102</text:p>
      <text:p text:style-name="Text_20_body">)</text:p>
      <text:p text:style-name="Text_20_body">(BOX</text:p>
      <text:p text:style-name="Text_20_body">80 90 1 80 <text:s/>90 1 90 90 1</text:p>
      <text:p text:style-name="Text_20_body">)</text:p>
      <text:p text:style-name="Text_20_body">The full specification of the input file format will be documented <text:s/>once the parsers and modules are complete.</text:p>
      <text:h text:style-name="Heading_20_1" text:outline-level="1">The Engine Output Files</text:h>
      <text:p text:style-name="Text_20_body"/>
      <text:p text:style-name="Text_20_body">The type of output generated depends on the output modules which is being used. outgpl produces .gpl files, while a module called outhdf may produce .hdf files. The information about which data is written is given in the input files, more specifically in fdtd.in and mat.in.</text:p>
      <text:h text:style-name="Heading_20_1" text:outline-level="1">The Execution Sequence</text:h>
      <text:p text:style-name="Text_20_body"/>
      <text:p text:style-name="Text_20_body">The meta-3 program follows a strict sequential execution order, as presented in the following diagram. The first column shows the subroutine called by the meta-3 main program. The second and third column indicate which subroutines are called by the subroutine of the previous column respectively:</text:p>
      <text:p text:style-name="Text_20_body"/>
      <table:table table:name="Table3" table:style-name="Table3">
        <table:table-column table:style-name="Table3.A"/>
        <table:table-column table:style-name="Table3.B"/>
        <table:table-row>
          <table:table-cell table:style-name="Table3.A1" table:number-columns-spanned="2" office:value-type="string">
            <text:p text:style-name="Table_20_Contents">Initialization</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InitializeMPIWorld /mpiworl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List /list</text:p>
                </table:table-cell>
                <table:table-cell table:style-name="Table3.A2" office:value-type="string">
                  <text:p text:style-name="Table_20_Contents">InitializeRegList <text:line-break/>InitializeBufList<text:line-break/>InitializeOutList</text:p>
                </table:table-cell>
                <table:table-cell table:style-name="Table3.B2.3.1" office:value-type="string">
                  <text:p text:style-name="Table_20_Contents"/>
                </table:table-cell>
              </table:table-row>
              <table:table-row>
                <table:table-cell table:style-name="Table3.A2" office:value-type="string">
                  <text:p text:style-name="Table_20_Contents">InitializeGrid /gri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Fdtd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Pml /pml</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Mat /mat</text:p>
                </table:table-cell>
                <table:table-cell table:style-name="Table3.A2" office:value-type="string">
                  <text:p text:style-name="Table_20_Contents">Initializ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InitializeOut /out</text:p>
                </table:table-cell>
                <table:table-cell table:style-name="Table3.A2" office:value-type="string">
                  <text:p text:style-name="Table_20_Contents">InitializeOutgplObj</text:p>
                  <text:p text:style-name="Table_20_Contents">...</text:p>
                </table:table-cell>
                <table:table-cell table:style-name="Table3.B2.3.1" office:value-type="string">
                  <text:p text:style-name="Table_20_Contents">InitializeFdtdOutgplObj</text:p>
                  <text:p text:style-name="Table_20_Contents">InitializeMatSourceOutgplObj</text:p>
                  <text:p text:style-name="Table_20_Contents">...</text:p>
                </table:table-cell>
              </table:table-row>
            </table:table>
          </table:table-cell>
        </table:table-row>
        <table:table-row>
          <table:table-cell table:style-name="Table3.B2.3.1" table:number-columns-spanned="2" office:value-type="string">
            <text:p text:style-name="Table_20_Contents">Time loop (ncyc=1 ... NCYCMAX)</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StepH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StepHPml /pml</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B2.3.1" table:number-columns-spanned="3" office:value-type="string">
                  <text:p text:style-name="Table_20_Contents">ISEND/IRECV COMMS H</text:p>
                </table:table-cell>
                <table:covered-table-cell/>
                <table:covered-table-cell/>
              </table:table-row>
              <table:table-row>
                <table:table-cell table:style-name="Table3.A2" office:value-type="string">
                  <text:p text:style-name="Table_20_Contents">StepHMat /mat</text:p>
                </table:table-cell>
                <table:table-cell table:style-name="Table3.A2" office:value-type="string">
                  <text:p text:style-name="Table_20_Contents">StepH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LoadDataOut /out</text:p>
                </table:table-cell>
                <table:table-cell table:style-name="Table3.A2" office:value-type="string">
                  <text:p text:style-name="Table_20_Contents">LoadDataOutgplObj</text:p>
                  <text:p text:style-name="Table_20_Contents">...</text:p>
                </table:table-cell>
                <table:table-cell table:style-name="Table3.B2.3.1" office:value-type="string">
                  <text:p text:style-name="Table_20_Contents">LoadDataFdtdOutgplObj</text:p>
                  <text:p text:style-name="Table_20_Contents">LoadDataMatSourceOutgplObj</text:p>
                  <text:p text:style-name="Table_20_Contents">..</text:p>
                </table:table-cell>
              </table:table-row>
              <table:table-row>
                <table:table-cell table:style-name="Table3.B2.3.1" table:number-columns-spanned="3" office:value-type="string">
                  <text:p text:style-name="Table_20_Contents"><text:bookmark-start text:name="DDE_LINK1"/>WAIT COMMS H<text:bookmark-end text:name="DDE_LINK1"/></text:p>
                </table:table-cell>
                <table:covered-table-cell/>
                <table:covered-table-cell/>
              </table:table-row>
              <table:table-row>
                <table:table-cell table:style-name="Table3.A2" office:value-type="string">
                  <text:p text:style-name="Table_20_Contents">StepE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StepEPml /pml</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B2.3.1" table:number-columns-spanned="3" office:value-type="string">
                  <text:p text:style-name="Table_20_Contents">ISEND/IRECV COMMS E</text:p>
                </table:table-cell>
                <table:covered-table-cell/>
                <table:covered-table-cell/>
              </table:table-row>
              <table:table-row>
                <table:table-cell table:style-name="Table3.A2" office:value-type="string">
                  <text:p text:style-name="Table_20_Contents">StepEMat /mat</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WriteDataOut /out</text:p>
                </table:table-cell>
                <table:table-cell table:style-name="Table3.A2" office:value-type="string">
                  <text:p text:style-name="Table_20_Contents">WriteDataOutgplObj</text:p>
                </table:table-cell>
                <table:table-cell table:style-name="Table3.B2.3.1" office:value-type="string">
                  <text:p text:style-name="Table_20_Contents">WriteDataFdtdOutgplObj</text:p>
                  <text:p text:style-name="Table_20_Contents">WriteDataMatSourceOutgplObj</text:p>
                </table:table-cell>
              </table:table-row>
              <table:table-row>
                <table:table-cell table:style-name="Table3.B2.3.1" table:number-columns-spanned="3" office:value-type="string">
                  <text:p text:style-name="Table_20_Contents">WAIT COMMS E</text:p>
                </table:table-cell>
                <table:covered-table-cell/>
                <table:covered-table-cell/>
              </table:table-row>
            </table:table>
          </table:table-cell>
        </table:table-row>
        <table:table-row>
          <table:table-cell table:style-name="Table3.B2.3.1" table:number-columns-spanned="2" office:value-type="string">
            <text:p text:style-name="Table_20_Contents">Finalization</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FinalizeOut /out</text:p>
                </table:table-cell>
                <table:table-cell table:style-name="Table3.A2" office:value-type="string">
                  <text:p text:style-name="Table_20_Contents">FinalizeOutgplObj</text:p>
                  <text:p text:style-name="Table_20_Contents">...</text:p>
                </table:table-cell>
                <table:table-cell table:style-name="Table3.B2.3.1" office:value-type="string">
                  <text:p text:style-name="Table_20_Contents">FinalizeFdtdOutgplObj</text:p>
                  <text:p text:style-name="Table_20_Contents">FinalizeMatSourceOutgplObj</text:p>
                  <text:p text:style-name="Table_20_Contents">...</text:p>
                </table:table-cell>
              </table:table-row>
              <table:table-row>
                <table:table-cell table:style-name="Table3.A2" office:value-type="string">
                  <text:p text:style-name="Table_20_Contents">FinalizeMat /mat</text:p>
                </table:table-cell>
                <table:table-cell table:style-name="Table3.A2" office:value-type="string">
                  <text:p text:style-name="Table_20_Contents">Finaliz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FinalizeFdtd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Grid /gri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List /list</text:p>
                </table:table-cell>
                <table:table-cell table:style-name="Table3.A2" office:value-type="string">
                  <text:p text:style-name="Table_20_Contents">FinalizeRegList <text:line-break/>FinalizeBufList<text:line-break/>FinalizeOutList</text:p>
                </table:table-cell>
                <table:table-cell table:style-name="Table3.B2.3.1" office:value-type="string">
                  <text:p text:style-name="Table_20_Contents"/>
                </table:table-cell>
              </table:table-row>
            </table:table>
          </table:table-cell>
        </table:table-row>
        <table:table-row>
          <table:table-cell table:style-name="Table3.B2.3.1" table:number-columns-spanned="2" office:value-type="string">
            <text:p text:style-name="Table_20_Contents"/>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12-06T07:30:51</meta:creation-date>
    <dc:creator>Dr Hamm</dc:creator>
    <dc:date>2007-12-06T13:55:57</dc:date>
    <dc:language>en-GB</dc:language>
    <meta:editing-cycles>7</meta:editing-cycles>
    <meta:editing-duration>PT6H24M19S</meta:editing-duration>
    <meta:user-defined meta:name="Info 1"/>
    <meta:user-defined meta:name="Info 2"/>
    <meta:user-defined meta:name="Info 3"/>
    <meta:user-defined meta:name="Info 4"/>
    <meta:document-statistic meta:table-count="4" meta:image-count="0" meta:object-count="0" meta:page-count="7" meta:paragraph-count="179" meta:word-count="1312" meta:character-count="8157"/>
  </office:meta>
</office:document-meta>
</file>